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4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4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5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52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5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2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1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83" style:family="paragraph">
      <style:paragraph-properties fo:margin-left="2cm" fo:margin-right="0cm" fo:margin-top="0cm" fo:margin-bottom="0cm" fo:line-height="100%" fo:text-indent="0cm"/>
    </style:style>
    <style:style style:name="P8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5" style:family="paragraph">
      <style:paragraph-properties fo:text-align="justify" style:writing-mode="lr-tb"/>
      <style:text-properties fo:color="#000066" loext:opacity="100%" fo:language="ru" fo:country="RU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7" style:family="paragraph">
      <style:paragraph-properties fo:text-align="justify"/>
    </style:style>
    <style:style style:name="P8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9" style:family="paragraph">
      <loext:graphic-properties draw:fill="solid" draw:fill-color="#007d9c"/>
      <style:paragraph-properties fo:text-align="center"/>
      <style:text-properties fo:language="ru" fo:country="RU"/>
    </style:style>
    <style:style style:name="P9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1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75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9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70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71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72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73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9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3" style:family="text">
      <style:text-properties fo:font-size="12pt" style:font-size-asian="12pt" style:font-size-complex="12pt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2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3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94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95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96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7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6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08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10" style:family="text">
      <style:text-properties fo:color="#007d9c" loext:opacity="100%" fo:font-size="11pt" fo:language="ru" fo:country="RU" style:font-size-asian="11pt" style:font-size-complex="11pt"/>
    </style:style>
    <style:style style:name="T311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1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как перевод строки (line feed) — автоматически вставляется компилятором, где необходимо;. нельзя переносить </text:span><text:span text:style-name="T120">{</text:span><text:span text:style-name="T117"> на новую </text:span><text:span text:style-name="T117">строку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его нет в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7.991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2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2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66">путём до модуля</text:span><text:span text:style-name="T171"> (</text:span><text:span text:style-name="T266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66">Главный каталог модуля</text:span><text:span text:style-name="T171"> (</text:span><text:span text:style-name="T266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2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67">concurrency</text:span><text:span text:style-name="T268"> ~ одновременность = взаимодействие множества процессов, которые могут </text:span><text:span text:style-name="T269">выполняются одновременно, если позволяет «железо» и ОС</text:span></text:p>
              </text:list-item>
            </text:list>
            <text:p text:style-name="P18"><text:span text:style-name="T269"/></text:p>
            <text:p text:style-name="P18"><text:span text:style-name="T270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0">"</text:span><text:span text:style-name="T271"> <text:s text:c="8"/>‒ Rob Pike</text:span></text:p>
            <text:p text:style-name="P18"><text:span text:style-name="T269"/></text:p>
            <text:p text:style-name="P18"><text:span text:style-name="T267">Concurrency</text:span><text:span text:style-name="T268"> — это способ структурировать программу, согласовывая взаимодействие процессов </text:span><text:span text:style-name="T269">(возможно, выполняющихся одновременно).</text:span></text:p>
            <text:p text:style-name="P18"><text:span text:style-name="T269"/></text:p>
            <text:p text:style-name="P18"><text:span text:style-name="T272">Concurrency</text:span><text:span text:style-name="T269"> — это о том, как </text:span><text:span text:style-name="T273">организовать</text:span><text:span text:style-name="T269"> одновременную обработку многих вещей («</text:span><text:span text:style-name="T273">dealing</text:span><text:span text:style-name="T269"> with a lot of things at once»).</text:span></text:p>
            <text:p text:style-name="P18"><text:span text:style-name="T269"/></text:p>
            <text:p text:style-name="P18"><text:span text:style-name="T269">В программе, спроектированной на основе </text:span><text:span text:style-name="T272">concurrency</text:span><text:span text:style-name="T26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2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67">parallelism</text:span><text:span text:style-name="T268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74"/></text:p>
            <text:p text:style-name="P18"><text:span text:style-name="T274">"</text:span><text:span text:style-name="T71">Parallelism</text:span><text:span text:style-name="T66"> is the simultaneous </text:span><text:span text:style-name="T69">execution</text:span><text:span text:style-name="T66"> of multiple </text:span><text:span text:style-name="T275">things.</text:span><text:span text:style-name="T274">"</text:span><text:span text:style-name="T271"> <text:s text:c="35"/>‒ Rob Pike</text:span></text:p>
            <text:p text:style-name="P18"><text:span text:style-name="T269"/></text:p>
            <text:p text:style-name="P18"><text:span text:style-name="T272">Parallelism</text:span><text:span text:style-name="T269"> — это параллельное выполнение нескольких (независимых, возможно, взаимосвязанных) процессов.</text:span></text:p>
            <text:p text:style-name="P18"><text:span text:style-name="T269"/></text:p>
            <text:p text:style-name="P18"><text:span text:style-name="T267"/></text:p>
            <text:p text:style-name="P18"><text:span text:style-name="T267">Parallelism</text:span><text:span text:style-name="T268"> — это о том, как </text:span><text:span text:style-name="T276">выполнить</text:span><text:span text:style-name="T268"> обработку многих вещей параллельно</text:span><text:span text:style-name="T269"> («</text:span><text:span text:style-name="T273">doing</text:span><text:span text:style-name="T269"> a lot of things at once»).</text:span></text:p>
            <text:p text:style-name="P18"><text:span text:style-name="T269"/></text:p>
            <text:p text:style-name="P18"><text:span text:style-name="T268">П</text:span><text:span text:style-name="T269">рограмма, спроектированная на основе concurrency, организует взаимодействие процессов, учитывая их возможный </text:span><text:span text:style-name="T272">параллелизм</text:span><text:span text:style-name="T269">.</text:span></text:p>
          </draw:text-box>
        </draw:frame>
        <draw:frame draw:style-name="gr130" draw:text-style-name="P80" draw:layer="layout" svg:width="22.4cm" svg:height="0.839cm" svg:x="1.9cm" svg:y="14.699cm">
          <draw:text-box>
            <text:p text:style-name="P18"><text:span text:style-name="T27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3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3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77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78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3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3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79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0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fmt.Println("</text:span><text:span text:style-name="T198">Разговор</text:span><text:span text:style-name="T193"> завершился.")</text:span></text:p>
            <text:p text:style-name="P13"><text:span text:style-name="T193"><text:s text:c="4"/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3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3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81"><text:tab/></text:span><text:span text:style-name="T282">run</text:span><text:span text:style-name="T281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38" draw:text-style-name="P81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83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3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40" draw:text-style-name="P70" draw:layer="layout" svg:width="26.8cm" svg:height="13.1cm" svg:x="0.6cm" svg:y="2.1cm">
          <draw:text-box>
            <text:p text:style-name="P13"><text:span text:style-name="T284"><text:a xlink:href="https://go.dev/wiki/IDEsAndTextEditorPlugins" xlink:type="simple">▲ IDEs And Text Editor Plugins @ go.dev</text:a></text:span><text:span text:style-name="T284">:</text:span></text:p>
            <text:p text:style-name="P13"><text:span text:style-name="T284"/></text:p>
            <text:list text:style-name="L1">
              <text:list-item>
                <text:p text:style-name="P13"><text:span text:style-name="T285">Visual Studio Code</text:span><text:span text:style-name="T284"> + plug-in (Microsoft)</text:span></text:p>
              </text:list-item>
              <text:list-item>
                <text:p text:style-name="P13"><text:span text:style-name="T285">GoLand</text:span><text:span text:style-name="T284"> (IDE by JetBrains)</text:span></text:p>
              </text:list-item>
              <text:list-item>
                <text:p text:style-name="P13"><text:span text:style-name="T285">LiteIDE</text:span><text:span text:style-name="T284"> (open source and cross-platform Go IDE)</text:span></text:p>
              </text:list-item>
              <text:list-item>
                <text:p text:style-name="P13"><text:span text:style-name="T285">Komodo IDE</text:span><text:span text:style-name="T284"> (cross-platform IDE with built-in Go support)</text:span></text:p>
              </text:list-item>
            </text:list>
            <text:p text:style-name="P13"><text:span text:style-name="T285"/></text:p>
            <text:list text:continue-numbering="true" text:style-name="L1">
              <text:list-item>
                <text:p text:style-name="P13"><text:span text:style-name="T285">Komodo Edit</text:span><text:span text:style-name="T284"> + plug-in (cross-platform text editor)</text:span></text:p>
              </text:list-item>
              <text:list-item>
                <text:p text:style-name="P13"><text:span text:style-name="T285">Geany</text:span><text:span text:style-name="T284"> (free cross-platform programmer's text editor)</text:span></text:p>
              </text:list-item>
              <text:list-item>
                <text:p text:style-name="P13"><text:span text:style-name="T285">jEdit</text:span><text:span text:style-name="T284"> (open-source, cross-platform text editor: Java)</text:span></text:p>
              </text:list-item>
              <text:list-item>
                <text:p text:style-name="P13"><text:span text:style-name="T285">Notepad++</text:span><text:span text:style-name="T284"> (text &amp; source code editor: Windows)</text:span></text:p>
              </text:list-item>
              <text:list-item>
                <text:p text:style-name="P13"><text:span text:style-name="T285">Kate</text:span><text:span text:style-name="T284"> (cross-platform text editor with Go support out-of-the-box: KDE)</text:span></text:p>
              </text:list-item>
              <text:list-item>
                <text:p text:style-name="P13"><text:span text:style-name="T285">Sublime Text</text:span><text:span text:style-name="T284"> (commercial text editor: macOS, Windows, Linux)</text:span></text:p>
              </text:list-item>
              <text:list-item>
                <text:p text:style-name="P13"><text:span text:style-name="T285">TextMate</text:span><text:span text:style-name="T284"> (commercial text editor: macOS)</text:span></text:p>
              </text:list-item>
              <text:list-item>
                <text:p text:style-name="P13"><text:span text:style-name="T285">vim</text:span><text:span text:style-name="T284"> &amp; </text:span><text:span text:style-name="T285">Neovim</text:span><text:span text:style-name="T284">+ vim-go plugin (open-source, cross-platform text editor)</text:span></text:p>
              </text:list-item>
            </text:list>
            <text:p text:style-name="P13"><text:span text:style-name="T284"/></text:p>
            <text:p text:style-name="P18"><text:span text:style-name="T28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1" draw:text-style-name="P82" draw:layer="layout" svg:width="26.8cm" svg:height="13.201cm" svg:x="0.6cm" svg:y="2.07cm">
          <draw:text-box>
            <text:p text:style-name="P18"><text:span text:style-name="T287">Go </text:span><text:span text:style-name="T288">применяется</text:span><text:span text:style-name="T287"> в </text:span><text:span text:style-name="T289">(&gt; 40% IT technology companies worldwide)</text:span><text:span text:style-name="T287">:</text:span></text:p>
            <text:p text:style-name="P18"><text:span text:style-name="T222"><text:tab/></text:span><text:span text:style-name="T290">Alibaba</text:span><text:span text:style-name="T222">, Amazon, American Express, </text:span><text:span text:style-name="T290">Apple</text:span><text:span text:style-name="T222">, Armut (</text:span><text:span text:style-name="T291">C#→Go</text:span><text:span text:style-name="T222">), </text:span><text:span text:style-name="T290">Baidu</text:span><text:span text:style-name="T222">, BBC, bitly, ByteDance (TikTok/Douyin), Canonical, Capital One, CERN, </text:span><text:span text:style-name="T290">Cloudflare</text:span><text:span text:style-name="T222">, Cockroach Labs, Curve, DataDog, dailymotion, </text:span><text:span text:style-name="T290">Docker</text:span><text:span text:style-name="T222">, DropBox</text:span><text:span text:style-name="T291"> (Python→Go)</text:span><text:span text:style-name="T222">, GitHub, </text:span><text:span text:style-name="T290">Google</text:span><text:span text:style-name="T222">, gov.uk, Heroku, Huawei, </text:span><text:span text:style-name="T290">IBM</text:span><text:span text:style-name="T222">, InfluxDB, Intel, K8s, Kubernetes, </text:span><text:span text:style-name="T290">Meta</text:span><text:span text:style-name="T222">, </text:span><text:span text:style-name="T290">Microsoft</text:span><text:span text:style-name="T222">, Monzo Bank, </text:span><text:span text:style-name="T290">Mozilla</text:span><text:span text:style-name="T222"> (</text:span><text:span text:style-name="T291">Rust &amp; Go</text:span><text:span text:style-name="T222">), Netflix (</text:span><text:span text:style-name="T291">Java→Go</text:span><text:span text:style-name="T222">), New York Times, </text:span><text:span text:style-name="T290">Oracle</text:span><text:span text:style-name="T222">, PayPal, Pinterest, Qiniu, </text:span><text:span text:style-name="T290">Reddit</text:span><text:span text:style-name="T222">, RedHat, Riot Games, SendGrid, Slack, Salesforce</text:span><text:span text:style-name="T291"> (Python, C→Go)</text:span><text:span text:style-name="T222">, SendGrid, Stream</text:span><text:span text:style-name="T291"> (Python→Go)</text:span><text:span text:style-name="T222">, SoundCloud, Terraform, The Economist, The New York Times, </text:span><text:span text:style-name="T290">Twitch</text:span><text:span text:style-name="T222">, Uber, Walmart, YouTube, </text:span><text:span text:style-name="T290">X / Twitter</text:span><text:span text:style-name="T222">, </text:span><text:span text:style-name="T291">многих</text:span><text:span text:style-name="T277"> других организациях и проектах </text:span><text:span text:style-name="T292">open-source</text:span><text:span text:style-name="T277">.</text:span></text:p>
            <text:p text:style-name="P18"><text:span text:style-name="T223"/></text:p>
            <text:p text:style-name="P18"><text:span text:style-name="T293">В </text:span><text:span text:style-name="T294">России</text:span><text:span text:style-name="T293"> (всеми крупными компаниями):</text:span></text:p>
            <text:p text:style-name="P18"><text:span text:style-name="T222"><text:tab/></text:span><text:span text:style-name="T290">Яндекс</text:span><text:span text:style-name="T222">, ЦУМ, УГМК-Телеком, Точка, Т-Банк, Совкомбанк Технологии, Ситимобил, </text:span><text:span text:style-name="T290">СберТех</text:span><text:span text:style-name="T222">, Ростелеком, Онлайн-кинотеатр Иви, </text:span><text:span text:style-name="T290">МТС</text:span><text:span text:style-name="T222">+MWS, МойОфис, Магнит.Tech, </text:span><text:span text:style-name="T290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0">VK</text:span><text:span text:style-name="T222"> </text:span><text:span text:style-name="T291">(PHP→Go)</text:span><text:span text:style-name="T222">, Viasat Tech, Tutu, </text:span><text:span text:style-name="T290">Tele2</text:span><text:span text:style-name="T222">, Selectel, S8.Capital, </text:span><text:span text:style-name="T290">Ozon</text:span><text:span text:style-name="T222">, Okko, </text:span><text:span text:style-name="T290">Mail.ru</text:span><text:span text:style-name="T222"> Group, Lamoda Tech</text:span><text:span text:style-name="T223">, iSpring, IBS, Delivery Club, Cloud.ru, Boxberry: IT, </text:span><text:span text:style-name="T295">Beeline</text:span><text:span text:style-name="T223">, </text:span><text:span text:style-name="T295">Avito</text:span><text:span text:style-name="T223">, 2GIS </text:span><text:span text:style-name="T27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42" draw:text-style-name="P70" draw:layer="layout" svg:width="26.8cm" svg:height="13.149cm" svg:x="0.6cm" svg:y="2.1cm">
          <draw:text-box>
            <text:p text:style-name="P13"><text:span text:style-name="T296">Области </text:span><text:span text:style-name="T296"><text:a xlink:href="https://github.com/avelino/awesome-go" xlink:type="simple">применения ▲</text:a></text:span><text:span text:style-name="T296"><text:s/>Go:</text:span></text:p>
            <text:list text:style-name="L1">
              <text:list-item>
                <text:p text:style-name="P83"><text:span text:style-name="T296"><text:a xlink:href="https://go.dev/solutions/devops" xlink:type="simple">DevOps &amp; SRE ▲</text:a></text:span><text:span text:style-name="T296"><text:s/>(Development Operations &amp; Site Reliability Engineering)</text:span></text:p>
              </text:list-item>
              <text:list-item>
                <text:p text:style-name="P83"><text:span text:style-name="T296"><text:a xlink:href="https://go.dev/solutions/cloud" xlink:type="simple">Cloud &amp; Distributed Network Services ▲</text:a></text:span><text:span text:style-name="T296"><text:s/></text:span></text:p>
              </text:list-item>
              <text:list-item>
                <text:p text:style-name="P83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3"><text:span text:style-name="T296"><text:a xlink:href="https://go.dev/solutions/clis" xlink:type="simple">System Automation &amp; CLIs ▲</text:a></text:span><text:span text:style-name="T296">, Utilities &amp; Stand-Alone Tools</text:span></text:p>
              </text:list-item>
              <text:list-item>
                <text:p text:style-name="P83"><text:span text:style-name="T296">... multi-platform GUI apps </text:span><text:span text:style-name="T297">(</text:span><text:span text:style-name="T297"><text:a xlink:href="https://fyne.io/" xlink:type="simple">fyne.io</text:a></text:span><text:span text:style-name="T297">, ...)</text:span></text:p>
              </text:list-item>
              <text:list-item>
                <text:p text:style-name="P83"><text:span text:style-name="T296">... AI clients via API &amp; libraries </text:span><text:span text:style-name="T297">(GenKit, LocalAI, Ollama, ...)</text:span></text:p>
              </text:list-item>
              <text:list-item>
                <text:p text:style-name="P83"><text:span text:style-name="T296">… IoT &amp; embedded systems </text:span><text:span text:style-name="T297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298">AmneziaWG</text:span><text:span text:style-name="T56">, </text:span><text:span text:style-name="T298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298">CockroachDB</text:span><text:span text:style-name="T56">, Digger </text:span><text:span text:style-name="T263">(IaC)</text:span><text:span text:style-name="T56">, </text:span><text:span text:style-name="T298">Docker</text:span><text:span text:style-name="T56">, Drone </text:span><text:span text:style-name="T263">(CD)</text:span><text:span text:style-name="T56">, </text:span><text:span text:style-name="T298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298">GenKit</text:span><text:span text:style-name="T56"> </text:span><text:span text:style-name="T263">(AI) @ Google</text:span><text:span text:style-name="T56">, Gin </text:span><text:span text:style-name="T263">(web framework), </text:span><text:span text:style-name="T298">Gitlab Runner</text:span><text:span text:style-name="T56">, Go Ethereum, </text:span><text:span text:style-name="T298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298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298">Kubernetes</text:span><text:span text:style-name="T56">, LangChainGo, LocalAI, </text:span><text:span text:style-name="T298">LXD</text:span><text:span text:style-name="T56"> </text:span><text:span text:style-name="T263">@ Canonical</text:span><text:span text:style-name="T56">, </text:span><text:span text:style-name="T298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298">Ollama</text:span><text:span text:style-name="T56"> (89%), OpenShift </text:span><text:span text:style-name="T263">(containerization)</text:span><text:span text:style-name="T56">, Podman, </text:span><text:span text:style-name="T298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298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298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298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298">Zabbix</text:span><text:span text:style-name="T56"> </text:span><text:span text:style-name="T298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3" draw:text-style-name="P26" draw:layer="layout" svg:width="26.8cm" svg:height="12.812cm" svg:x="0.6cm" svg:y="2.1cm">
          <draw:text-box>
            <text:p text:style-name="P18"><text:span text:style-name="T290"><text:a xlink:href="https://www.tiobe.com/tiobe-index/" xlink:type="simple">TIOBE index ▲</text:a></text:span><text:span text:style-name="T222"><text:s/></text:span><text:span text:style-name="T299">(since 2009)</text:span><text:span text:style-name="T223">:</text:span></text:p>
            <text:p text:style-name="P18"><text:span text:style-name="T222"><text:tab/></text:span><text:span text:style-name="T223">Now: </text:span><text:span text:style-name="T295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0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0">#1</text:span><text:span text:style-name="T222"> (2024)</text:span></text:p>
            <text:p text:style-name="P18"><text:span text:style-name="T290"><text:a xlink:href="https://www.jetbrains.com/lp/devecosystem-2024/" xlink:type="simple">JetBrains ▲</text:a></text:span><text:span text:style-name="T222"><text:s/>Top-paid employees by programming language: </text:span><text:span text:style-name="T290">#2</text:span><text:span text:style-name="T222"> (2024)</text:span></text:p>
            <text:p text:style-name="P18"><text:span text:style-name="T290"><text:a xlink:href="https://github.blog/news-insights/octoverse/octoverse-2024/#the-most-popular-programming-languages" xlink:type="simple">GitHub Octoverse ▲</text:a></text:span><text:span text:style-name="T290"><text:s/></text:span><text:span text:style-name="T222">Top 10 fastest growing languages in 2024: </text:span><text:span text:style-name="T290">#3</text:span></text:p>
            <text:p text:style-name="P18"><text:span text:style-name="T290"><text:a xlink:href="https://blog.jetbrains.com/research/2025/04/is-golang-still-growing-go-language-popularity-trends-in-2024/" xlink:type="simple">JetBrains ▲</text:a></text:span><text:span text:style-name="T290"><text:s/></text:span><text:span text:style-name="T222">Language Promise Index:</text:span><text:span text:style-name="T290"> #4</text:span><text:span text:style-name="T222"> (2024)</text:span></text:p>
            <text:p text:style-name="P18"><text:span text:style-name="T300"><text:a xlink:href="https://spectrum.ieee.org/top-programming-languages-2025" xlink:type="simple">IEEE Spectrum ▲</text:a></text:span><text:span text:style-name="T222"><text:s/>Top Programming Languages: </text:span><text:span text:style-name="T290">#10</text:span><text:span text:style-name="T222"> (</text:span><text:span text:style-name="T223">2025)</text:span></text:p>
            <text:p text:style-name="P18"><text:span text:style-name="T295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295">#10</text:span><text:span text:style-name="T223"> </text:span></text:p>
            <text:p text:style-name="P18"><text:span text:style-name="T295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295">#10</text:span></text:p>
            <text:p text:style-name="P18"><text:span text:style-name="T290"><text:a xlink:href="https://survey.stackoverflow.co/2025/technology#most-popular-technologies-language-prof" xlink:type="simple">StackOverflow ▲</text:a></text:span><text:span text:style-name="T290"><text:s/>#12</text:span><text:span text:style-name="T222"> Most popular techs: language (professionals) (2025)</text:span></text:p>
            <text:p text:style-name="P18"><text:span text:style-name="T290"><text:a xlink:href="https://pypl.github.io/PYPL.html" xlink:type="simple">PYPL ▲</text:a></text:span><text:span text:style-name="T222">: </text:span><text:span text:style-name="T290">#14</text:span><text:span text:style-name="T223"> (Oct 2025)</text:span></text:p>
            <text:p text:style-name="P18"><text:span text:style-name="T295"><text:a xlink:href="https://redmonk.com/sogrady/2024/09/12/language-rankings-6-24/" xlink:type="simple">RedMonk ▲</text:a></text:span><text:span text:style-name="T223"><text:s/>Programming Language Rankings: </text:span><text:span text:style-name="T295">#12</text:span><text:span text:style-name="T223"> (Jun 2024)</text:span></text:p>
            <text:p text:style-name="P18"><text:span text:style-name="T295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295">#12</text:span></text:p>
            <text:p text:style-name="P18"><text:span text:style-name="T295"><text:a xlink:href="https://www.geeksforgeeks.org/top-programming-languages/" xlink:type="simple">GeeksForGeeks ▲</text:a></text:span><text:span text:style-name="T223"><text:s/>20 Best Programming Languages to Learn in 2025: </text:span><text:span text:style-name="T295">#13</text:span></text:p>
            <text:p text:style-name="P24"><text:span text:style-name="T299">* я не учитывал в индексах позицию HTML/CSS</text:span></text:p>
          </draw:text-box>
        </draw:frame>
        <draw:frame draw:style-name="gr144" draw:text-style-name="P84" draw:layer="layout" svg:width="6cm" svg:height="2.4cm" svg:x="21.4cm" svg:y="2.6cm">
          <draw:text-box>
            <text:p text:style-name="P46"><text:span text:style-name="T301"><text:a xlink:href="https://blog.jetbrains.com/research/2025/04/is-golang-still-growing-go-language-popularity-trends-in-2024/" xlink:type="simple">Is Golang Still Growing? Go Language Popularity Trends in 2024</text:a></text:span><text:span text:style-name="T30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5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2">Синтаксис слишком простой, мало syntactic sugar.</text:span></text:p>
              </text:list-item>
              <text:list-item>
                <text:p text:style-name="P18"><text:span text:style-name="T302">Нет полноценного ООП. </text:span></text:p>
              </text:list-item>
              <text:list-item>
                <text:p text:style-name="P18"><text:span text:style-name="T30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2">Синтаксис непривычный: использование </text:span><text:span text:style-name="T58">[ ]</text:span><text:span text:style-name="T30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2">Нет перегрузки функций (function overloading).</text:span></text:p>
              </text:list-item>
              <text:list-item>
                <text:p text:style-name="P18"><text:span text:style-name="T30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2">Нет возможности объявить неизменяемость (immutability declarations), кроме </text:span><text:span text:style-name="T58">const</text:span><text:span text:style-name="T302">.</text:span></text:p>
              </text:list-item>
              <text:list-item>
                <text:p text:style-name="P18"><text:span text:style-name="T302">Не хватает значений по умолчанию для параметров функций (default values for arguments)</text:span><text:span text:style-name="T303"> — сделано намеренно</text:span><text:span text:style-name="T302">.</text:span></text:p>
              </text:list-item>
              <text:list-item>
                <text:p text:style-name="P18"><text:span text:style-name="T302">Использование </text:span><text:span text:style-name="T58">nil</text:span><text:span text:style-name="T302"> и weak type safety?</text:span></text:p>
              </text:list-item>
              <text:list-item>
                <text:p text:style-name="P18"><text:span text:style-name="T30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2">Странный шаблон при форматировании даты и времени: "</text:span><text:span text:style-name="T58">Mon Jan 2 15:04:05 -0700 2006</text:span><text:span text:style-name="T302">".</text:span></text:p>
              </text:list-item>
              <text:list-item>
                <text:p text:style-name="P18"><text:span text:style-name="T302">Нет проверки значений на соответствие перечислению, объявленному через </text:span><text:span text:style-name="T58">iota</text:span><text:span text:style-name="T302">.</text:span></text:p>
              </text:list-item>
              <text:list-item>
                <text:p text:style-name="P18"><text:span text:style-name="T30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02"/></text:p>
            <text:p text:style-name="P43"><text:span text:style-name="T304"/></text:p>
            <text:p text:style-name="P43"><text:span text:style-name="T30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302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02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46" draw:text-style-name="P69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71"/></text:p>
            <text:p text:style-name="P13"><text:span text:style-name="T171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, очень мощный.</text:span></text:p>
            <text:p text:style-name="P13"><text:span text:style-name="T166">Очень быстро компилируется. Удобно сразу выполнить: </text:span><text:span text:style-name="T196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71"/></text:p>
            <text:p text:style-name="P13"><text:span text:style-name="T166">Очень много </text:span><text:span text:style-name="T172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 (которых неимоверно много)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47" draw:text-style-name="P86" draw:layer="layout" svg:width="8.1cm" svg:height="2.501cm" svg:x="19.5cm" svg:y="12.9cm">
          <text:p text:style-name="P85"><text:span text:style-name="T154">Наверное, это последний язык, </text:span></text:p>
          <text:p text:style-name="P85"><text:span text:style-name="T154">разработанный «классиками»,</text:span></text:p>
          <text:p text:style-name="P85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05"> </text:span><text:span text:style-name="T30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48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48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48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48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48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48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49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48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07">▲</text:span></text:p>
          </draw:text-box>
        </draw:frame>
        <draw:frame draw:style-name="gr150" draw:text-style-name="P88" draw:layer="layout" svg:width="27cm" svg:height="13.151cm" svg:x="0.5cm" svg:y="2.127cm">
          <draw:text-box>
            <text:list text:style-name="L1">
              <text:list-item>
                <text:p text:style-name="P87"><text:span text:style-name="T250"><text:a xlink:href="https://go.dev/" xlink:type="simple">go.dev/</text:a></text:span><text:span text:style-name="T250"><text:s text:c="35"/></text:span><text:span text:style-name="T308"><text:s text:c="4"/>// Официальный сайт языка</text:span></text:p>
              </text:list-item>
              <text:list-item>
                <text:p text:style-name="P87"><text:span text:style-name="T250"><text:a xlink:href="https://go.dev/play/" xlink:type="simple">go.dev/play/</text:a></text:span><text:span text:style-name="T132"><text:s text:c="30"/></text:span><text:span text:style-name="T308"><text:s text:c="4"/>// Go Playground ~ выполнение в браузере</text:span></text:p>
              </text:list-item>
              <text:list-item>
                <text:p text:style-name="P87"><text:span text:style-name="T250"><text:a xlink:href="https://go.dev/ref/spec" xlink:type="simple">go.dev/ref/spec</text:a></text:span><text:span text:style-name="T250"><text:s text:c="27"/></text:span><text:span text:style-name="T308"><text:s text:c="4"/></text:span><text:span text:style-name="T309">// Спецификация языка</text:span><text:span text:style-name="T308"> (!!!)</text:span></text:p>
              </text:list-item>
              <text:list-item>
                <text:p text:style-name="P87"><text:span text:style-name="T309"><text:a xlink:href="https://github.com/golang/go" xlink:type="simple">github.com/golang/go</text:a></text:span><text:span text:style-name="T309"><text:s text:c="26"/></text:span><text:span text:style-name="T308">// Исходники</text:span></text:p>
              </text:list-item>
              <text:list-item>
                <text:p text:style-name="P87"><text:span text:style-name="T250"><text:a xlink:href="https://go.dev/doc/" xlink:type="simple">go.dev/doc/</text:a></text:span><text:span text:style-name="T132"><text:s text:c="31"/></text:span><text:span text:style-name="T308"><text:s text:c="4"/>// Документация</text:span></text:p>
              </text:list-item>
              <text:list-item>
                <text:p text:style-name="P87"><text:span text:style-name="T250"><text:a xlink:href="https://go.dev/doc/code" xlink:type="simple">go.dev/doc/code</text:a></text:span><text:span text:style-name="T132"><text:s text:c="27"/></text:span><text:span text:style-name="T308"><text:s text:c="4"/>// How to Write Go Code</text:span></text:p>
              </text:list-item>
              <text:list-item>
                <text:p text:style-name="P87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08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08"><text:s text:c="4"/>// Go в примерах</text:span></text:p>
              </text:list-item>
              <text:list-item>
                <text:p text:style-name="P18"><text:span text:style-name="T309"><text:a xlink:href="https://go.dev/doc/modules/layout" xlink:type="simple">go.dev/doc/modules/layout</text:a></text:span><text:span text:style-name="T308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08">Стандартный макет [большого] Go проекта</text:span></text:p>
              </text:list-item>
              <text:list-item>
                <text:p text:style-name="P87"><text:span text:style-name="T250"><text:a xlink:href="https://tour.golang.org/" xlink:type="simple">tour.golang.org</text:a></text:span><text:span text:style-name="T132"><text:s text:c="27"/></text:span><text:span text:style-name="T308"><text:s text:c="4"/>// Экскурсия по возможностям Go</text:span></text:p>
              </text:list-item>
              <text:list-item>
                <text:p text:style-name="P87"><text:span text:style-name="T250"><text:a xlink:href="https://golangdocs.com/" xlink:type="simple">golangdocs.com</text:a></text:span><text:span text:style-name="T132"><text:s text:c="28"/></text:span><text:span text:style-name="T308"><text:s text:c="4"/>// Примеры конструкций</text:span></text:p>
              </text:list-item>
              <text:list-item>
                <text:p text:style-name="P87"><text:span text:style-name="T309"><text:a xlink:href="https://appliedgo.net/why-go/" xlink:type="simple">appliedgo.net/why-go/</text:a></text:span><text:span text:style-name="T308"><text:s text:c="25"/>// 15 Reasons I Love Go</text:span></text:p>
              </text:list-item>
              <text:list-item>
                <text:p text:style-name="P87"><text:span text:style-name="T309"><text:a xlink:href="https://github.com/avelino/awesome-go" xlink:type="simple">awesome-go</text:a></text:span><text:span text:style-name="T308"><text:s text:c="36"/>// Подборка библиотек и инструментов: для «всего на свете»</text:span></text:p>
              </text:list-item>
            </text:list>
            <text:p text:style-name="P87"><text:span text:style-name="T309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08"><text:s text:c="10"/>// "Effecive Go" бесплатная web-книга</text:span></text:p>
              </text:list-item>
              <text:list-item>
                <text:p text:style-name="P87"><text:span text:style-name="T309"><text:a xlink:href="https://gopl.io/" xlink:type="simple">gopl.io</text:a></text:span><text:span text:style-name="T308"><text:s text:c="18"/>// "The Go Programming Language" by A.A.A.Donovan &amp; B.W.Kernighan</text:span></text:p>
              </text:list-item>
            </text:list>
            <text:p text:style-name="P87"><text:span text:style-name="T308"/></text:p>
            <text:list text:continue-numbering="true" text:style-name="L1">
              <text:list-item>
                <text:p text:style-name="P87"><text:span text:style-name="T250"><text:a xlink:href="https://www.w3schools.com/go/index.php" xlink:type="simple">w3schools.com/go/</text:a></text:span><text:span text:style-name="T132"><text:s text:c="16"/></text:span><text:span text:style-name="T308">@ w3schools <text:s/>// Справочник</text:span></text:p>
              </text:list-item>
              <text:list-item>
                <text:p text:style-name="P87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08">@ proglib.io // Самоучитель</text:span></text:p>
              </text:list-item>
              <text:list-item>
                <text:p text:style-name="P87"><text:span text:style-name="T308"><text:a xlink:href="https://uproger.com/uchebnik-go-golang-dlya-nachinayushhih/" xlink:type="simple">Учебник для начинающих</text:a></text:span><text:span text:style-name="T308"><text:s text:c="11"/>@ uproger <text:s text:c="3"/>// Учебник</text:span></text:p>
              </text:list-item>
              <text:list-item>
                <text:p text:style-name="P87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08">@ proglib.io // План изучения</text:span></text:p>
              </text:list-item>
              <text:list-item>
                <text:p text:style-name="P87"><text:span text:style-name="T309"><text:a xlink:href="https://lyceum.yandex.ru/go" xlink:type="simple">lyceum.yandex.ru/go</text:a></text:span><text:span text:style-name="T308"><text:s text:c="27"/>// Яндекс-лицей: Программирование на Go</text:span></text:p>
              </text:list-item>
              <text:list-item>
                <text:p text:style-name="P87"><text:span text:style-name="T309"><text:a xlink:href="https://start.practicum.yandex/go-basics/" xlink:type="simple">start.practicum.yandex/go-basics/</text:a></text:span><text:span text:style-name="T308"><text:s text:c="13"/>// Яндекс-практикум: Основы Go</text:span></text:p>
              </text:list-item>
              <text:list-item>
                <text:p text:style-name="P87"><text:span text:style-name="T309"><text:a xlink:href="https://codelibs.ru/category/go/" xlink:type="simple">Книги по Go</text:a></text:span><text:span text:style-name="T308"><text:s text:c="22"/>@codelibs.ru // Учебники по Go</text:span></text:p>
              </text:list-item>
            </text:list>
            <text:p text:style-name="P87"><text:span text:style-name="T308"/></text:p>
            <text:list text:continue-numbering="true" text:style-name="L1">
              <text:list-item>
                <text:p text:style-name="P87"><text:span text:style-name="T309"><text:a xlink:href="https://tinygo.org/" xlink:type="simple">tinygo.org</text:a></text:span><text:span text:style-name="T30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51" draw:text-style-name="P8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52" draw:text-style-name="P91" draw:layer="layout" svg:width="6.527cm" svg:height="3.405cm" svg:x="10cm" svg:y="6.834cm">
          <draw:text-box>
            <text:p text:style-name="P2"><text:span text:style-name="T31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53" draw:text-style-name="P92" draw:layer="layout" svg:width="26.4cm" svg:height="12.473cm" svg:x="0.8cm" svg:y="2.527cm">
          <draw:text-box>
            <text:p text:style-name="P18"><text:span text:style-name="T312">communicating sequential processes ~ взаимодействие последовательных процессов </text:span></text:p>
            <text:p text:style-name="P18"><text:span text:style-name="T31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12">CSP <text:s/>= communicating sequential processes</text:span></text:p>
            <text:p text:style-name="P18"><text:span text:style-name="T312">gopher ~ программист на Go</text:span></text:p>
            <text:p text:style-name="P18"><text:span text:style-name="T312">goroutine ~ подпрограмма, запущенная для одновременного выволнения, возможно, выполняемая параллельно</text:span></text:p>
            <text:p text:style-name="P18"><text:span text:style-name="T312">multitasking ~ многозадачность</text:span></text:p>
            <text:p text:style-name="P18"><text:span text:style-name="T312">parallelism ~ параллелизм = параллельное выполнение вычислений</text:span></text:p>
            <text:p text:style-name="P18"><text:span text:style-name="T312">process ~ процесс</text:span></text:p>
            <text:p text:style-name="P18"><text:span text:style-name="T312">subprocess ~ подпроцесс</text:span></text:p>
            <text:p text:style-name="P18"><text:span text:style-name="T312">subtask ~ подзадача</text:span></text:p>
            <text:p text:style-name="P18"><text:span text:style-name="T312">task ~ задача</text:span></text:p>
            <text:p text:style-name="P18"><text:span text:style-name="T312"/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6T17:59:30.474807487</dc:date>
    <meta:editing-duration>P11DT23H36M33S</meta:editing-duration>
    <meta:editing-cycles>1968</meta:editing-cycles>
    <meta:generator>LibreOffice/25.2.3.2$Linux_X86_64 LibreOffice_project/520$Build-2</meta:generator>
    <meta:document-statistic meta:object-count="590"/>
  </office:meta>
</office:document-meta>
</file>